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96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4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071cm" fo:border-right="1.76pt solid #1f1c1b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1f1c1b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071cm" fo:border-right="none" style:rotation-angle="0" style:rotation-align="none" style:shrink-to-fit="false" fo:border-top="0.74pt solid #1f1c1b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071cm" fo:border-right="1.76pt solid #1f1c1b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textarea-horizontal-align="left" draw:textarea-vertical-align="top" fo:padding-top="0.1cm" fo:padding-bottom="0.1cm" fo:padding-left="0.1cm" fo:padding-right="0.1c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1" svg:width="15.912cm" svg:height="1.271cm" svg:x="0cm" svg:y="9.015c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3" svg:width="10.207cm" svg:height="10.923cm" svg:x="17.68cm" svg:y="1.67cm">
            <text:p/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0.5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/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22P2" style:volatile="true">
      <number:text> </number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26P2" style:volatile="true">
      <number:text> </number:text>
      <loext:fill-character> </loext:fill-character>
      <number:text>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.00.0000</text:date>, <text:time style:data-style-name="N2" text:time-value="22:15:25.11676912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4-04-28T22:24:55.006927316</dc:date>
    <meta:print-date>2003-03-13T12:37:37</meta:print-date>
    <meta:generator>LibreOffice/4.2.3.3$Linux_x86 LibreOffice_project/420m0$Build-3</meta:generator>
    <meta:editing-duration>P0D</meta:editing-duration>
    <meta:editing-cycles>1</meta:editing-cycles>
    <meta:document-statistic meta:table-count="3" meta:cell-count="16" meta:object-count="2"/>
  </office:meta>
</office:document-meta>
</file>